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e1931"/>
    </style:style>
    <style:style style:name="P2" style:family="paragraph" style:parent-style-name="Standard">
      <style:text-properties officeooo:paragraph-rsid="0026812f"/>
    </style:style>
    <style:style style:name="P3" style:family="paragraph" style:parent-style-name="Standard">
      <style:text-properties officeooo:paragraph-rsid="0027c6df"/>
    </style:style>
    <style:style style:name="P4" style:family="paragraph" style:parent-style-name="Standard">
      <style:text-properties officeooo:paragraph-rsid="00295534"/>
    </style:style>
    <style:style style:name="P5" style:family="paragraph" style:parent-style-name="Standard">
      <style:text-properties officeooo:paragraph-rsid="0029a8fd"/>
    </style:style>
    <style:style style:name="P6" style:family="paragraph" style:parent-style-name="Standard">
      <style:text-properties officeooo:paragraph-rsid="002e47d9"/>
    </style:style>
    <style:style style:name="P7" style:family="paragraph" style:parent-style-name="Standard">
      <style:text-properties officeooo:paragraph-rsid="00305ef9"/>
    </style:style>
    <style:style style:name="P8" style:family="paragraph" style:parent-style-name="Standard">
      <style:text-properties officeooo:rsid="001e57b8" officeooo:paragraph-rsid="001e57b8"/>
    </style:style>
    <style:style style:name="P9" style:family="paragraph" style:parent-style-name="Standard">
      <style:text-properties officeooo:rsid="002f03af" officeooo:paragraph-rsid="002f03af"/>
    </style:style>
    <style:style style:name="P10" style:family="paragraph" style:parent-style-name="Standard">
      <style:text-properties officeooo:rsid="002fb832" officeooo:paragraph-rsid="002fb832"/>
    </style:style>
    <style:style style:name="P11" style:family="paragraph" style:parent-style-name="Standard">
      <style:text-properties officeooo:rsid="001e1931" officeooo:paragraph-rsid="001e1931"/>
    </style:style>
    <style:style style:name="P12" style:family="paragraph" style:parent-style-name="Standard">
      <style:text-properties officeooo:rsid="0020b0b2" officeooo:paragraph-rsid="001e1931"/>
    </style:style>
    <style:style style:name="P13" style:family="paragraph" style:parent-style-name="Standard">
      <style:text-properties officeooo:rsid="0020b0b2" officeooo:paragraph-rsid="0020b0b2"/>
    </style:style>
    <style:style style:name="P14" style:family="paragraph" style:parent-style-name="Standard">
      <style:text-properties officeooo:rsid="0020dea5" officeooo:paragraph-rsid="001e1931"/>
    </style:style>
    <style:style style:name="P15" style:family="paragraph" style:parent-style-name="Standard">
      <style:text-properties officeooo:rsid="0026812f" officeooo:paragraph-rsid="0026812f"/>
    </style:style>
    <style:style style:name="P16" style:family="paragraph" style:parent-style-name="Standard">
      <style:text-properties officeooo:rsid="0027c6df" officeooo:paragraph-rsid="0029a8fd"/>
    </style:style>
    <style:style style:name="P17" style:family="paragraph" style:parent-style-name="Standard">
      <style:text-properties officeooo:rsid="002e47d9" officeooo:paragraph-rsid="0029a8fd"/>
    </style:style>
    <style:style style:name="P18" style:family="paragraph" style:parent-style-name="Standard">
      <style:text-properties officeooo:rsid="0029a8fd" officeooo:paragraph-rsid="0029a8fd"/>
    </style:style>
    <style:style style:name="T1" style:family="text">
      <style:text-properties officeooo:rsid="0020dea5"/>
    </style:style>
    <style:style style:name="T2" style:family="text">
      <style:text-properties officeooo:rsid="00229b4d"/>
    </style:style>
    <style:style style:name="T3" style:family="text">
      <style:text-properties officeooo:rsid="0022e979"/>
    </style:style>
    <style:style style:name="T4" style:family="text">
      <style:text-properties officeooo:rsid="0024b9fa"/>
    </style:style>
    <style:style style:name="T5" style:family="text">
      <style:text-properties officeooo:rsid="0026812f"/>
    </style:style>
    <style:style style:name="T6" style:family="text">
      <style:text-properties officeooo:rsid="0027c6df"/>
    </style:style>
    <style:style style:name="T7" style:family="text">
      <style:text-properties officeooo:rsid="00295534"/>
    </style:style>
    <style:style style:name="T8" style:family="text">
      <style:text-properties officeooo:rsid="0029a8fd"/>
    </style:style>
    <style:style style:name="T9" style:family="text">
      <style:text-properties officeooo:rsid="002b48c0"/>
    </style:style>
    <style:style style:name="T10" style:family="text">
      <style:text-properties officeooo:rsid="002cd5d7"/>
    </style:style>
    <style:style style:name="T11" style:family="text">
      <style:text-properties officeooo:rsid="002e47d9"/>
    </style:style>
    <style:style style:name="T12" style:family="text">
      <style:text-properties officeooo:rsid="00305e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meisenbewegung</text:p>
      <text:p text:style-name="P8"/>
      <text:p text:style-name="P9">Eine Ameise liefert alle Pakete und unternimmt dabei ein oder mehrere Tour/en.</text:p>
      <text:p text:style-name="P9">Eine Tour ist ein Lieferzyklus, sie starten beim Depot liefert Pakete aus und endet beim Depot</text:p>
      <text:p text:style-name="P9">und entspricht einem Lieferwagen. Die Anzahl der ausgelieferten Pakete ist kleiner oder gleich der</text:p>
      <text:p text:style-name="P9">Kapazität eines Lieferwagen.</text:p>
      <text:p text:style-name="P10">Die Anzahl der Touren die eine Ameise unternimmt ist die Anzahl der benötigten Lieferwagen.</text:p>
      <text:p text:style-name="P8"/>
      <text:p text:style-name="P8"/>
      <text:p text:style-name="P8">int steps = Anzahl der Durchläufe;</text:p>
      <text:p text:style-name="P8">int ants = Anzahl der Ameisen</text:p>
      <text:p text:style-name="P11"/>
      <text:p text:style-name="P11">DoStep(){</text:p>
      <text:p text:style-name="P12">for(int i = 0; i &lt; steps; i++){</text:p>
      <text:p text:style-name="P14">for(int j = 0; j &lt; ants; j++{</text:p>
      <text:p text:style-name="P1"><text:span text:style-name="T1"><text:tab/></text:span><text:span text:style-name="T2">-Wahrscheinlichkeiten der </text:span><text:span text:style-name="T3">C</text:span><text:span text:style-name="T2">onnections berechnen</text:span></text:p>
      <text:p text:style-name="P1"><text:span text:style-name="T2"><text:tab/>-</text:span><text:span text:style-name="T3">Anhand der Wahrscheinlichkeiten zufällig den nächsten Node bestimmen</text:span></text:p>
      <text:p text:style-name="P1"><text:span text:style-name="T3"><text:tab/>-</text:span><text:span text:style-name="T4">Pheromon der benutzten Connection updaten</text:span></text:p>
      <text:p text:style-name="P2"><text:span text:style-name="T4"><text:tab/></text:span><text:span text:style-name="T5">-if(An der aktuelle Position sind P</text:span><text:span text:style-name="T6">a</text:span><text:span text:style-name="T5">kete abzugeben </text:span></text:p>
      <text:p text:style-name="P15"><text:s text:c="16"/>&amp;&amp; Die Anzahl der ab zugegebenen + die in der Tour schon abgegebenen Pakete ist </text:p>
      <text:p text:style-name="P2"><text:span text:style-name="T5"><text:s text:c="17"/>&lt;</text:span><text:span text:style-name="T6">=</text:span><text:span text:style-name="T5"> als die Kapazität eines Lieferwagen){</text:span></text:p>
      <text:p text:style-name="P2"><text:span text:style-name="T5"><text:tab/><text:tab/></text:span><text:span text:style-name="T9">-</text:span><text:span text:style-name="T5">unload();</text:span></text:p>
      <text:p text:style-name="P15"><text:tab/>}</text:p>
      <text:p text:style-name="P4"><text:span text:style-name="T5"><text:tab/></text:span><text:span text:style-name="T6">-if(Die aktuelle Position ist das Depot </text:span></text:p>
      <text:p text:style-name="P4"><text:span text:style-name="T6"><text:tab/> <text:s text:c="3"/>&amp;&amp; (Das entladen erhöht nicht die minimale Anzahl der </text:span><text:span text:style-name="T7">noch zu</text:span><text:span text:style-name="T6"> benötigten Tour</text:span><text:span text:style-name="T9">en</text:span></text:p>
      <text:p text:style-name="P7"><text:span text:style-name="T6"><text:s text:c="16"/>|| keine Paketanzahl der noch ausstehende Lieferung an einen Kunden ist &lt;= Freie</text:span><text:span text:style-name="T12">nraums</text:span></text:p>
      <text:p text:style-name="P7"><text:span text:style-name="T12"><text:s text:c="18"/></text:span><text:span text:style-name="T6"><text:s/>in einem Lieferwagen){</text:span></text:p>
      <text:p text:style-name="P3"><text:span text:style-name="T6"><text:tab/><text:tab/></text:span><text:span text:style-name="T9">-</text:span><text:span text:style-name="T6">load();</text:span></text:p>
      <text:p text:style-name="P16"><text:tab/>}</text:p>
      <text:p text:style-name="P5"><text:span text:style-name="T8"><text:s text:c="13"/>-if(Die aktuelle Position ist das Depot &amp;&amp;</text:span><text:span text:style-name="T6"><text:tab/></text:span><text:span text:style-name="T8">alle Pakete wurden ausgeliefert){</text:span></text:p>
      <text:p text:style-name="P5"><text:span text:style-name="T8"><text:tab/><text:tab/></text:span><text:span text:style-name="T9">-if(Die Anzahl Touren der Ameisen sind </text:span><text:span text:style-name="T10">kleiner als die des besten Weges bis jetzt</text:span><text:span text:style-name="T9">){</text:span></text:p>
      <text:p text:style-name="P5"><text:span text:style-name="T9"><text:tab/><text:tab/><text:tab/></text:span><text:span text:style-name="T10">-vorerst beste Weg = dieser Weg</text:span></text:p>
      <text:p text:style-name="P5"><text:span text:style-name="T9"><text:tab/><text:tab/>}</text:span><text:span text:style-name="T10">else if</text:span><text:span text:style-name="T11">(Die Anzahl der Touren ist gleich aber der Weg ist kürzer){</text:span></text:p>
      <text:p text:style-name="P6"><text:span text:style-name="T11"><text:tab/><text:tab/><text:tab/></text:span><text:span text:style-name="T10">-vorerst beste Weg = dieser Weg</text:span></text:p>
      <text:p text:style-name="P17"><text:tab/><text:tab/>}</text:p>
      <text:p text:style-name="P18"><text:s text:c="13"/>}</text:p>
      <text:p text:style-name="P1"><text:span text:style-name="T4"><text:tab/>-Evaporation der </text:span><text:span text:style-name="T8">Pheromone</text:span><text:span text:style-name="T4"> durchführen</text:span></text:p>
      <text:p text:style-name="P14">}</text:p>
      <text:p text:style-name="P13">}</text:p>
      <text:p text:style-name="P1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1T20:50:43.95</meta:creation-date>
    <dc:date>2013-06-03T18:09:59.01</dc:date>
    <meta:editing-duration>PT24M18S</meta:editing-duration>
    <meta:editing-cycles>19</meta:editing-cycles>
    <meta:generator>LibreOffice/4.0.3.3$Windows_x86 LibreOffice_project/0eaa50a932c8f2199a615e1eb30f7ac74279539</meta:generator>
    <meta:document-statistic meta:table-count="0" meta:image-count="0" meta:object-count="0" meta:page-count="1" meta:paragraph-count="36" meta:word-count="231" meta:character-count="1566" meta:non-whitespace-character-count="1245"/>
  </office:meta>
</office:document-meta>
</file>